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ebaa" officeooo:paragraph-rsid="0016ebaa"/>
    </style:style>
    <style:style style:name="P2" style:family="paragraph" style:parent-style-name="Standard">
      <style:text-properties officeooo:rsid="0017fe03" officeooo:paragraph-rsid="0017fe03"/>
    </style:style>
    <style:style style:name="P3" style:family="paragraph" style:parent-style-name="Standard">
      <style:text-properties officeooo:rsid="00198606" officeooo:paragraph-rsid="00198606"/>
    </style:style>
    <style:style style:name="P4" style:family="paragraph" style:parent-style-name="Standard">
      <style:text-properties officeooo:rsid="001c1c60" officeooo:paragraph-rsid="001c1c60"/>
    </style:style>
    <style:style style:name="P5" style:family="paragraph" style:parent-style-name="Standard">
      <style:text-properties officeooo:rsid="001cb4bb" officeooo:paragraph-rsid="001cb4bb"/>
    </style:style>
    <style:style style:name="P6" style:family="paragraph" style:parent-style-name="Standard">
      <style:text-properties officeooo:rsid="001dc7be" officeooo:paragraph-rsid="001dc7be"/>
    </style:style>
    <style:style style:name="T1" style:family="text">
      <style:text-properties officeooo:rsid="001986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s=ensenya directori</text:p>
      <text:p text:style-name="P1"><text:tab/>-l= exten informació</text:p>
      <text:p text:style-name="P1">man «comanda»=manual</text:p>
      <text:p text:style-name="P1">cat «fitxer»=mostrar contingut</text:p>
      <text:p text:style-name="P1">clear=limpiar linea de codigo</text:p>
      <text:p text:style-name="P2">grep «cosa que buscar» «directori/arxiu»=buscar en arxius i carpetes</text:p>
      <text:p text:style-name="P2"><text:tab/>| cut -d«;» -f«columna»= ficar mes d’una comanda en linea + cortar per columna</text:p>
      <text:p text:style-name="P3">echo=mostrar algo en patalla</text:p>
      <text:p text:style-name="P3">&gt; = enviar algo sobreescrint</text:p>
      <text:p text:style-name="P3">&gt;&gt; = enviar algo anyadint</text:p>
      <text:p text:style-name="P4">ifconfig=ip de reds</text:p>
      <text:p text:style-name="P5">touch «nom fitxer»=crear fitxer</text:p>
      <text:p text:style-name="P6">mkdir=crear directori</text:p>
      <text:p text:style-name="P6"/>
      <text:p text:style-name="P2">directoris:</text:p>
      <text:p text:style-name="P2">/etc/passwd=fitxer de usuari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08:15:03.900100484</meta:creation-date>
    <dc:date>2020-10-19T09:04:51.223406943</dc:date>
    <meta:editing-duration>PT19M3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15" meta:word-count="64" meta:character-count="459" meta:non-whitespace-character-count="408"/>
  </office:meta>
</office:document-meta>
</file>